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278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it" fo:country="IT"/>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11"/>
        <table:table-column table:style-name="co3" table:default-cell-style-name="ce13"/>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office:value-type="string" calcext:value-type="string">
            <text:p>stir-fry</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office:value-type="string" calcext:value-type="string">
            <text:p>rise</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office:value-type="string" calcext:value-type="string">
            <text:p>slice</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office:value-type="string" calcext:value-type="string">
            <text:p>stir</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office:value-type="string" calcext:value-type="string">
            <text:p>whip</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office:value-type="string" calcext:value-type="string">
            <text:p>saute</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office:value-type="string" calcext:value-type="string">
            <text:p>lamb skewer</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office:value-type="string" calcext:value-type="string">
            <text:p>grill</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office:value-type="string" calcext:value-type="string">
            <text:p>pour</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office:value-type="string" calcext:value-type="string">
            <text:p>fill</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office:value-type="string" calcext:value-type="string">
            <text:p>melt</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office:value-type="string" calcext:value-type="string">
            <text:p>crunch</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office:value-type="string" calcext:value-type="string">
            <text:p>trust</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office:value-type="string" calcext:value-type="string">
            <text:p>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office:value-type="string" calcext:value-type="string">
            <text:p>run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office:value-type="string" calcext:value-type="string">
            <text:p>cuddle</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office:value-type="string" calcext:value-type="string">
            <text:p>pet</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office:value-type="string" calcext:value-type="string">
            <text:p>fondle</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office:value-type="string" calcext:value-type="string">
            <text:p>scratch</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office:value-type="string" calcext:value-type="string">
            <text:p>sleep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office:value-type="string" calcext:value-type="string">
            <text:p>grass block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office:value-type="string" calcext:value-type="string">
            <text:p>drain</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office:value-type="string" calcext:value-type="string">
            <text:p>look in the mirror</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office:value-type="string" calcext:value-type="string">
            <text:p>sear</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office:value-type="string" calcext:value-type="string">
            <text:p>milk</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office:value-type="string" calcext:value-type="string">
            <text:p>card</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office:value-type="string" calcext:value-type="string">
            <text:p>tell</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office:value-type="string" calcext:value-type="string">
            <text:p>poison</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office:value-type="string" calcext:value-type="string">
            <text:p>canned tuna in brine</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office:value-type="string" calcext:value-type="string">
            <text:p>s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office:value-type="string" calcext:value-type="string">
            <text:p>forgive</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office:value-type="string" calcext:value-type="string">
            <text:p>evolve</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office:value-type="string" calcext:value-type="string">
            <text:p>gut</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office:value-type="string" calcext:value-type="string">
            <text:p>the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office:value-type="string" calcext:value-type="string">
            <text:p>I am big, it's the catering industry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office:value-type="string" calcext:value-type="string">
            <text:p>filter</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office:value-type="string" calcext:value-type="string">
            <text:p>DOGRON: Uh, you should have been eliminated, but you have the bonus that allows you to save yourself once! Luuuuucky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office:value-type="string" calcext:value-type="string">
            <text:p>DOGRON: Uh, look at this beautiful devastation! Did you ever think you could win this show?</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office:value-type="string" calcext:value-type="string">
            <text:p>DOGRON: And no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office:value-type="string" calcext:value-type="string">
            <text:p>DOGRON: Surprise: not a restaurant on Mercuuuuuu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office:value-type="string" calcext:value-type="string">
            <text:p>DOGRON: Taking care of the Supreme Chihuahua, of the Pugs and of course of a sweet and very good (pat-pat!) labrador!</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office:value-type="string" calcext:value-type="string">
            <text:p>YOU: Which labrador are you talking about?</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office:value-type="string" calcext:value-type="string">
            <text:p>YOU: Who’s a good dog? 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office:value-type="string" calcext:value-type="string">
            <text:p>DOGRON: I am a good dog, a very goooooo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office:value-type="string" calcext:value-type="string">
            <text:p>YOU: Beer fountains?</text:p>
          </table:table-cell>
        </table:table-row>
        <table:table-row table:style-name="ro1">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office:value-type="string" calcext:value-type="string">
            <text:p>DOGRON: Unfortunately, they gro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office:value-type="string" calcext:value-type="string">
            <text:p>DOGRON: Yes! Do yo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office:value-type="string" calcext:value-type="string">
            <text:p>YOU: No! But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office:value-type="string" calcext:value-type="string">
            <text:p>DOGRON: You will have no longer an ingredient of your choice to select at the start 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office:value-type="string" calcext:value-type="string">
            <text:p>DOGRON: Enough with the chit-chat!</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office:value-type="string" calcext:value-type="string">
            <text:p>DOGRON: You will no longer be able to eliminate another contestant.</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office:value-type="string" calcext:value-type="string">
            <text:p>DOGRON: No power to recall a person who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office:value-type="string" calcext:value-type="string">
            <text:p>DOGRON: I remind you, my dear person, that you will be able to talk to one more 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 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ntestant, but you must leave. I will see you again in the endless meadows!</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office:value-type="string" calcext:value-type="string">
            <text:p>DOGRON: I like this way of think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office:value-type="string" calcext:value-type="string">
            <text:p>DOGRON: You want to bring a contestant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office:value-type="string" calcext:value-type="string">
            <text:p>YOU: Ugo e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office:value-type="string" calcext:value-type="string">
            <text:p>DOGRON: Hello my friend, at long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for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about all of you,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office:value-type="string" calcext:value-type="string">
            <text:p>DOGRON: And that makes the show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office:value-type="string" calcext:value-type="string">
            <text:p>DOGRON: No, wait, in this test I'm the one asking questions, friendly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office:value-type="string" calcext:value-type="string">
            <text:p>YOU: Do I try and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office:value-type="string" calcext:value-type="string">
            <text:p>YOU: I don't know, I stopped studying at the times table for 3s.</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office:value-type="string" calcext:value-type="string">
            <text:p>YOU: But what rae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office:value-type="string" calcext:value-type="string">
            <text:p>YOU: I copy the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long whiskers,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office:value-type="string" calcext:value-type="string">
            <text:p>YOU: I destroy everything they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office:value-type="string" calcext:value-type="string">
            <text:p>YOU: Are we here to give you counseling,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my list.</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office:value-type="string" calcext:value-type="string">
            <text:p>DOGRON: What is your favorite food, but, like, your suuuuuper favorite thing in the world?</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office:value-type="string" calcext:value-type="string">
            <text:p>YOU: lamb skewers.</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office:value-type="string" calcext:value-type="string">
            <text:p>YOU: Please get me out of this place, please, what did I ever do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office:value-type="string" calcext:value-type="string">
            <text:p>YOU: Uh, what kind of collar? Is there a harness too?</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ext:p>DOGRON: It's been days that your tummy hurts, your wwwwwwwhole tummy. They put you on a leash and pat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office:value-type="string" calcext:value-type="string">
            <text:p>YOU: Please please free me I didn't do anything wrong, my succulent plant will miss me!</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office:value-type="string" calcext:value-type="string">
            <text:p>YOU: No fucking way. I bite their hand and escape towards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office:value-type="string" calcext:value-type="string">
            <text:p>DOGRON: No no, what are you talking about, you're not a hot 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i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office:value-type="string" calcext:value-type="string">
            <text:p>DOGRON: 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office:value-type="string" calcext:value-type="string">
            <text:p>DOGRON: the ability to slow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office:value-type="string" calcext:value-type="string">
            <text:p>DOGRON: the luck of being able to choose an ingredient at the beginning of a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office:value-type="string" calcext:value-type="string">
            <text:p>DOGRON: 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office:value-type="string" calcext:value-type="string">
            <text:p>DOGRON: 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office:value-type="string" calcext:value-type="string">
            <text:p>DOGRON: 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office:value-type="string" calcext:value-type="string">
            <text:p>DOGRON: 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office:value-type="string" calcext:value-type="string">
            <text:p>DOGRON: Contestants, today, in this first episode of THE GOOD DOG SHOW we will put you to the test by asking you toooooo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office:value-type="string" calcext:value-type="string">
            <text:p>UgoEMimi: Ugo, I don't think it’s appropriate.</text:p>
          </table:table-cell>
        </table:table-row>
        <table:table-row table:style-name="ro5">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office:value-type="string" calcext:value-type="string">
            <text:p>UgoEMimi: Mimi, it’s ME who decides when it's appropriate. And it just so happens that there’s a lot of money going around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office:value-type="string" calcext:value-type="string">
            <text:p>UgoEMimi: Hello, I am Ugo, and this is my wife Mimi. MY. Wif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office:value-type="string" calcext:value-type="string">
            <text:p>UgoEMimi: My merit. I chose her hairdresser, as a good husband must!</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office:value-type="string" calcext:value-type="string">
            <text:p>UgoEMimi: Ugo, don't be rude, we are all tense because of this new situation!</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office:value-type="string" calcext:value-type="string">
            <text:p>UgoEMimi: Do you need help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office:value-type="string" calcext:value-type="string">
            <text:p>UgoEMimi: Mimi! Why are you helping the competition? I need money for the 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office:value-type="string" calcext:value-type="string">
            <text:p>YOU: Thank you ma'am, but the 80s have been over since a long time!</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Grandma was sacrificed to 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office:value-type="string" calcext:value-type="string">
            <text:p>YOU: Under this light I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office:value-type="string" calcext:value-type="string">
            <text:p>BeBe: I was so sure I put them here, holy cow!</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office:value-type="string" calcext:value-type="string">
            <text:p>YOU: Uh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office:value-type="string" calcext:value-type="string">
            <text:p>BeBe: But how are you settling in,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office:value-type="string" calcext:value-type="string">
            <text:p>BeBe: It happens to all everybody,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office:value-type="string" calcext:value-type="string">
            <text:p>YOU: More importantly, what did you decide to cook for this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office:value-type="string" calcext:value-type="string">
            <text:p>BeBe: Uh you know, even though I’m a working sheep, being a single mom of eight – darn it! – seven little lambs forces you to deal with money problems.</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office:value-type="string" calcext:value-type="string">
            <text:p>YOU: Uh, now I understand your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office:value-type="string" calcext:value-type="string">
            <text:p>BeBe: But I haven't introduced myself!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office:value-type="string" calcext:value-type="string">
            <text:p>Piiiietro: I told Snooki this was a bad idea, oh did I tell her, but no, she didn't listen!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many other pupp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to meet you,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office:value-type="string" calcext:value-type="string">
            <text:p>YOU: Actually Perel'man used to copy from me in middle school.</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office:value-type="string" calcext:value-type="string">
            <text:p>YOU: No, but last week I got the change right at first try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office:value-type="string" calcext:value-type="string">
            <text:p>Piiiietro: Yeah, yeah, anyway, I’m pretty worried because my grandmother will kill me if I don't find the rosary,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just think they have a holy card of Miuccia Prada with blinking eyes over the fireplace.</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office:value-type="string" calcext:value-type="string">
            <text:p>Piiiietro: They forced me to study mathematics to demonstrate the existence of God.</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office:value-type="string" calcext:value-type="string">
            <text:p>YOU: And are you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office:value-type="string" calcext:value-type="string">
            <text:p>YOU: Well, this is a cooking program, I think they kidnapped us, and so on…</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office:value-type="string" calcext:value-type="string">
            <text:p>YOU: Where should we sing? Over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merely cook a pasta dish with &lt;b&gt;stirred&lt;/b&gt; &lt;b&gt;canned tuna&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office:value-type="string" calcext:value-type="string">
            <text:p>YOU: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office:value-type="string" calcext:value-type="string">
            <text:p>YOU: I think I saw a body earlier, just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office:value-type="string" calcext:value-type="string">
            <text:p>YOU: Still better than the Church of the Cult,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it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office:value-type="string" calcext:value-type="string">
            <text:p>YOU: The most complex thing I've ever cooked is a caprese, and I lost a finger because of tha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you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s That One There, other times That Other One.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the poor guy can’t do that alone.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Do you maybe have some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office:value-type="string" calcext:value-type="string">
            <text:p>YOU: I'm going to ring my dealer in a second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office:value-type="string" calcext:value-type="string">
            <text:p>ilDivo: Okay, check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office:value-type="string" calcext:value-type="string">
            <text:p>YOU: But rather, do you have any idea where we are?</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office:value-type="string" calcext:value-type="string">
            <text:p>ilDivo: And who else, lazybones!!!? I guess you want an autograph, right?</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office:value-type="string" calcext:value-type="string">
            <text:p>ilDivo: Or my secret to &lt;b&gt;whip&lt;/b&gt; up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That One, and bring me a couple of ounces of caviar and coke for my winning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office:value-type="string" calcext:value-type="string">
            <text:p>DOGRON: And speaking of Uranus, today's theme is: a meal for when you meet with real friends!</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office:value-type="string" calcext:value-type="string">
            <text:p>DOGRON: I'll give you a few minutes for the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Now look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office:value-type="string" calcext:value-type="string">
            <text:p>YOU: Mr. Ugo,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office:value-type="string" calcext:value-type="string">
            <text:p>YOU: Mrs. Mimi, so you're into electricality, is that what it’s called?</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office:value-type="string" calcext:value-type="string">
            <text:p>UgoEMimi: And sure enough we live in a house where I did all the groundings.</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office:value-type="string" calcext:value-type="string">
            <text:p>YOU: I don't know what’s up with you, but in the Cult if you don't mind your own business, you die in a bad wa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have survived the first day? La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office:value-type="string" calcext:value-type="string">
            <text:p>BeBe: A long story, a long long 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office:value-type="string" calcext:value-type="string">
            <text:p>YOU: I feel sorry for the on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office:value-type="string" calcext:value-type="string">
            <text:p>BeBe: Do you think I remember the names of all of you, when I have to think about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office:value-type="string" calcext:value-type="string">
            <text:p>YOU: Of course, if you are sure about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office:value-type="string" calcext:value-type="string">
            <text:p>YOU: Do you have any secret recipe to count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will shar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office:value-type="string" calcext:value-type="string">
            <text:p>BeBe: That reassures me. I don't like people who make fun of me.</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sweet.</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office:value-type="string" calcext:value-type="string">
            <text:p>YOU: Um, see you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office:value-type="string" calcext:value-type="string">
            <text:p>Piiiietro: &lt;b&gt;Canned tuna&lt;/b&gt;, then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office:value-type="string" calcext:value-type="string">
            <text:p>Piiiietro: I saw that, yesterday you were watching what I was cooking. Everybody does that, copy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office:value-type="string" calcext:value-type="string">
            <text:p>Piiiietro: Don’t overdo it,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office:value-type="string" calcext:value-type="string">
            <text:p>YOU: And did you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office:value-type="string" calcext:value-type="string">
            <text:p>Piiiietro: But he always does that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office:value-type="string" calcext:value-type="string">
            <text:p>YOU: And the rosary?</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office:value-type="string" calcext:value-type="string">
            <text:p>Piiiietro: But now I’ll go: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office:value-type="string" calcext:value-type="string">
            <text:p>Quello: Hello! I am That One There, or That One Here,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office:value-type="string" calcext:value-type="string">
            <text:p>YOU: You mean it like in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office:value-type="string" calcext:value-type="string">
            <text:p>YOU: This is the moment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my sad story, I promise. It’s just that I can't but think of recipes that have &lt;b&gt;tears&lt;/b&gt; in them. Lots of them.</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office:value-type="string" calcext:value-type="string">
            <text:p>Quello: It depends. Salty tastes are fine with &lt;b&gt;bitter cocoa&lt;/b&g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office:value-type="string" calcext:value-type="string">
            <text:p>Quello: A cake that won’t be shared with anyone.</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office:value-type="string" calcext:value-type="string">
            <text:p>Quello: Except for Il Divo, who would never eat i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office:value-type="string" calcext:value-type="string">
            <text:p>Quello: Sorry, sadness is forbidden by my contract of employment. See you later, and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he can wait, I have to open a new office in Dubai before lunch, ok?!?</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office:value-type="string" calcext:value-type="string">
            <text:p>YOU: Why do I ever insist on talking to this guy?</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office:value-type="string" calcext:value-type="string">
            <text:p>ilDivo: Why hello gorgeous! Have we ever met before?</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office:value-type="string" calcext:value-type="string">
            <text:p>YOU: We, like, talked yesterday.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office:value-type="string" calcext:value-type="string">
            <text:p>YOU: I haven't yet had the luck,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I mean, the White House has a portrait of me.</text:p>
          </table:table-cell>
        </table:table-row>
        <table:table-row table:style-name="ro6">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office:value-type="string" calcext:value-type="string">
            <text:p>YOU: I think I have a crush on someon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office:value-type="string" calcext:value-type="string">
            <text:p>ilDivo: Of course you will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office:value-type="string" calcext:value-type="string">
            <text:p>ilDivo: But then life get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saying? I'm &lt;b&gt;hot&lt;/b&gt; stuff baby, you can't just grab me like that! And now I have to work, work, produce, fill in the void!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 Two people already have left us, and I don't feel like making youuuuu leave too,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ext:p>DOGRON: And surely this fantastic person with fantastic hands that can pat my head so goooooooo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office:value-type="string" calcext:value-type="string">
            <text:p>UgoEMimi: Ugo spoke with one of the publish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publish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nsistent narrative, and a connection between gameplay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his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office:value-type="string" calcext:value-type="string">
            <text:p>UgoEMimi: What are then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office:value-type="string" calcext:value-type="string">
            <text:p>YOU: Aren't you scared about thing about missing humans?</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really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make a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office:value-type="string" calcext:value-type="string">
            <text:p>YOU: There’s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office:value-type="string" calcext:value-type="string">
            <text:p>BeBe: Hey, there, I was distracted and didn't notice you coming.</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office:value-type="string" calcext:value-type="string">
            <text:p>YOU: What's with the bandaged hoof?</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What did he mean with "humans are all gone"? And then agai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office:value-type="string" calcext:value-type="string">
            <text:p>YOU: Um, like, I am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you doesn't ruminate! That's so funny. And are there sheep too where you come from?</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office:value-type="string" calcext:value-type="string">
            <text:p>BeBe: What do you mean, animals? Of course, it must be a civilized place, with so many sheep, very good!</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office:value-type="string" calcext:value-type="string">
            <text:p>YOU: We raise them to eat them,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office:value-type="string" calcext:value-type="string">
            <text:p>BeBe: But… you are monsters!!!</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office:value-type="string" calcext:value-type="string">
            <text:p>YOU: Yes, that's right, very civiliz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office:value-type="string" calcext:value-type="string">
            <text:p>YOU: Well, they make great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office:value-type="string" calcext:value-type="string">
            <text:p>BeBe: What do you mean? No, wait,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office:value-type="string" calcext:value-type="string">
            <text:p>BeBe: That's why I say my goodbye to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office:value-type="string" calcext:value-type="string">
            <text:p>Piiiietro: But do you always get in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office:value-type="string" calcext:value-type="string">
            <text:p>YOU: Actually this is the lounge, and it’s shared. But,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office:value-type="string" calcext:value-type="string">
            <text:p>YOU: Speaker system? So it was you who was singing earlier?</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office:value-type="string" calcext:value-type="string">
            <text:p>YOU: But I don't have a room, I sleep in the gird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office:value-type="string" calcext:value-type="string">
            <text:p>Piiiietro: And now we clearly see who has an agent and who does not, sorry for that!</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office:value-type="string" calcext:value-type="string">
            <text:p>YOU: But doesn’t the theme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office:value-type="string" calcext:value-type="string">
            <text:p>Piiiietro: And now get out of my room, I want to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office:value-type="string" calcext:value-type="string">
            <text:p>Quello: What a shitty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office:value-type="string" calcext:value-type="string">
            <text:p>YOU: Is everything al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office:value-type="string" calcext:value-type="string">
            <text:p>Quello: No, what are you saying? Anger is FORBIDDEN by the contract of employmen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office:value-type="string" calcext:value-type="string">
            <text:p>YOU: This "all humans are gone" thing is disturbing, don’t you think?</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office:value-type="string" calcext:value-type="string">
            <text:p>Quello: You get by,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office:value-type="string" calcext:value-type="string">
            <text:p>Quello: Oh, sorry if I’m too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office:value-type="string" calcext:value-type="string">
            <text:p>Quello: It's kinda weird to think about a subject like this, when my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office:value-type="string" calcext:value-type="string">
            <text:p>YOU: What do you mean?</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office:value-type="string" calcext:value-type="string">
            <text:p>YOU: You know, mine too,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office:value-type="string" calcext:value-type="string">
            <text:p>Quello: A bit like when your father exterminates an entire population with one of his inventions.</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office:value-type="string" calcext:value-type="string">
            <text:p>YOU: Or when your father adds a new space-time dimension to your planet because he had a fight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office:value-type="string" calcext:value-type="string">
            <text:p>YOU: Is h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office:value-type="string" calcext:value-type="string">
            <text:p>YOU: You know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office:value-type="string" calcext:value-type="string">
            <text:p>ilDivo: Mom was always right, in the end you have to do everything on your own.</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office:value-type="string" calcext:value-type="string">
            <text:p>ilDivo: Moreover, what a nightmare this language of yours, that only has two genders availabl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office:value-type="string" calcext:value-type="string">
            <text:p>YOU: What do you mean by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office:value-type="string" calcext:value-type="string">
            <text:p>YOU: What do you mean by “on your own”?</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office:value-type="string" calcext:value-type="string">
            <text:p>YOU: What do you mean by…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office:value-type="string" calcext:value-type="string">
            <text:p>ilDivo: Me? A cooking contest? What do you think I am?!?</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office:value-type="string" calcext:value-type="string">
            <text:p>ilDivo: A cooking contest, tsk. That One is cooking for the both of us, what were you thinking?</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office:value-type="string" calcext:value-type="string">
            <text:p>YOU: Ooooook, it's time for me to go away.</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office:value-type="string" calcext:value-type="string">
            <text:p>DOGRON: Oh, are we on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office:value-type="string" calcext:value-type="string">
            <text:p>DOGRON: You can chat with each other for a little while,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office:value-type="string" calcext:value-type="string">
            <text:p>UgoEMimi: Uh, maybe it’s the haircut. I was inspired by Venusia from the &lt;b&gt;Great Mazinger&lt;/b&gt;. Uh, you kn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office:value-type="string" calcext:value-type="string">
            <text:p>YOU: He had his why with that tuf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office:value-type="string" calcext:value-type="string">
            <text:p>YOU: But what abo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office:value-type="string" calcext:value-type="string">
            <text:p>YOU: No, I mean the fact that you are, like, missing a head.</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office:value-type="string" calcext:value-type="string">
            <text:p>YOU: I remember Eustacchio's ears, fucking great with mushrooms.</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office:value-type="string" calcext:value-type="string">
            <text:p>YOU: Maybe you'd better hear what the jury thinks about it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office:value-type="string" calcext:value-type="string">
            <text:p>UgoEMimi: But I'm going now, sweethear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office:value-type="string" calcext:value-type="string">
            <text:p>BeBe: Accept i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office:value-type="string" calcext:value-type="string">
            <text:p>YOU: Should I worry?</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office:value-type="string" calcext:value-type="string">
            <text:p>YOU: Maybe the air of this planet is harm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office:value-type="string" calcext:value-type="string">
            <text:p>YOU: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office:value-type="string" calcext:value-type="string">
            <text:p>BeBe: Axe-eptance. You have to axe-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office:value-type="string" calcext:value-type="string">
            <text:p>Piiiietro: In the end,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office:value-type="string" calcext:value-type="string">
            <text:p>YOU: What does he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office:value-type="string" calcext:value-type="string">
            <text:p>Piiiietro: He's right, you know? You, do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inherited from my ancient father, they would be made blin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speak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office:value-type="string" calcext:value-type="string">
            <text:p>YOU: I have someplace to be…</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office:value-type="string" calcext:value-type="string">
            <text:p>YOU: BeBe sounds to me like a good listener,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office:value-type="string" calcext:value-type="string">
            <text:p>Piiiietro: When she needs to say my name she gets all mixed up, though.</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office:value-type="string" calcext:value-type="string">
            <text:p>Quello: Let me give you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office:value-type="string" calcext:value-type="string">
            <text:p>YOU: U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office:value-type="string" calcext:value-type="string">
            <text:p>YOU: Er,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office:value-type="string" calcext:value-type="string">
            <text:p>YOU: So, Il Divo is not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office:value-type="string" calcext:value-type="string">
            <text:p>Quello: Moreover, one needs to &lt;b&gt;evolve&lt;/b&gt;. I think, uh,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office:value-type="string" calcext:value-type="string">
            <text:p>YOU: That One, I think this whole situation is silly,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office:value-type="string" calcext:value-type="string">
            <text:p>YOU: My brain is leaking out of my ears by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ies and my faith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office:value-type="string" calcext:value-type="string">
            <text:p>Quello: I am the one who has to approve MY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office:value-type="string" calcext:value-type="string">
            <text:p>ilDivo: Uh, my favorite contestant!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office:value-type="string" calcext:value-type="string">
            <text:p>YOU: I think I just saw a cucumber make a love declaration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office:value-type="string" calcext:value-type="string">
            <text:p>YOU: I never thought I would have said this, but I miss the Cult. The rites, the deads,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office:value-type="string" calcext:value-type="string">
            <text:p>YOU: What a surprise.</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office:value-type="string" calcext:value-type="string">
            <text:p>ilDivo: &lt;b&gt;Me, myself and I&lt;/b&gt;. There is only one great love in this life, and it can only be me. Just me!</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office:value-type="string" calcext:value-type="string">
            <text:p>YOU: I'm sorry but I have to have my ears pull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office:value-type="string" calcext:value-type="string">
            <text:p>ilDivo: I feel so much love!</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office:value-type="string" calcext:value-type="string">
            <text:p>DOGRON: Sigh.</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ext:p>DOGRON: The last episode of THE VERY GOOOOOD DOGGO GOOD DOGRON GOOD, SOMEONE TELL DOGRON THAT HE'S A GOOD DOOOG and deserves a 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office:value-type="string" calcext:value-type="string">
            <text:p>DOGRON: May I remind you, finalists, that at stake there’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office:value-type="string" calcext:value-type="string">
            <text:p>DOGRON: Coincidentally very close to my huuuuuman-less cottage, and to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office:value-type="string" calcext:value-type="string">
            <text:p>DOGRON: A dish that shooooooo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office:value-type="string" calcext:value-type="string">
            <text:p>UgoEMimi: So: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office:value-type="string" calcext:value-type="string">
            <text:p>UgoEMimi: When it comes to Ugo, he was at the point of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office:value-type="string" calcext:value-type="string">
            <text:p>UgoEMimi: Just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office:value-type="string" calcext:value-type="string">
            <text:p>YOU: So could you give me some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office:value-type="string" calcext:value-type="string">
            <text:p>UgoEMimi: It's strange that this experience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office:value-type="string" calcext:value-type="string">
            <text:p>BeBe: Now this i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office:value-type="string" calcext:value-type="string">
            <text:p>YOU: What's on your hoove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of this would be necessary. All of this.</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office:value-type="string" calcext:value-type="string">
            <text:p>YOU: In the Cult we also make a lot of sacrifices. It’s such a bother to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hoove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office:value-type="string" calcext:value-type="string">
            <text:p>YOU: I will win this last challenge, for sure!</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proof. I needed to know that he was the one who turned LaLa, my sweet LaLa, into a bag of lamb skewers.</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office:value-type="string" calcext:value-type="string">
            <text:p>BeBe: The time for forgiveness is over. Now it’s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office:value-type="string" calcext:value-type="string">
            <text:p>YOU: Where am I? Where the fuck did I end up?!?</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office:value-type="string" calcext:value-type="string">
            <text:p>Piiiietro: Moreover, I mean, how many people can say they have a song by &lt;b&gt;Kate Bush&lt;/b&gt; dedicated to them?</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office:value-type="string" calcext:value-type="string">
            <text:p>Piiiietro: Even though I've always been more into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office:value-type="string" calcext:value-type="string">
            <text:p>YOU: Am I still part of this conversation, or did this turn into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office:value-type="string" calcext:value-type="string">
            <text:p>YOU: The musical tastes of a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the math studies.</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office:value-type="string" calcext:value-type="string">
            <text:p>Piiiietro: And you'll say: Piiiietro, you're but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office:value-type="string" calcext:value-type="string">
            <text:p>YOU: Woah, what a brave person you are.</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but who the fuck cares,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office:value-type="string" calcext:value-type="string">
            <text:p>YOU: Ok, bye, I’ll “sashay away” myself from this monologue!</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office:value-type="string" calcext:value-type="string">
            <text:p>Piiiietro: At the very least I will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office:value-type="string" calcext:value-type="string">
            <text:p>Quello: Very well, I have the &lt;b&gt;map&lt;/b&gt; to escape from here, my friend!</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office:value-type="string" calcext:value-type="string">
            <text:p>YOU: And where do we go after?</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office:value-type="string" calcext:value-type="string">
            <text:p>YOU: Right when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It’s strange, now that I feel lighter, some things are easier. I'll amaze Dogron, win the prize, and kill my &lt;b&gt;father&lt;/b&gt;.</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office:value-type="string" calcext:value-type="string">
            <text:p>YOU: I have tried it six times, but it’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office:value-type="string" calcext:value-type="string">
            <text:p>YOU: It seems to me that this escalated quickly.</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office:value-type="string" calcext:value-type="string">
            <text:p>YOU: I hope you can make it to... to... perform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office:value-type="string" calcext:value-type="string">
            <text:p>ilDivo: &lt;b&gt;I am big, it's the catering industry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office:value-type="string" calcext:value-type="string">
            <text:p>YOU: If it's big enough I'll get in inside it too.</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office:value-type="string" calcext:value-type="string">
            <text:p>YOU: I don't think red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office:value-type="string" calcext:value-type="string">
            <text:p>ilDivo: Oh, help! Which scene is this one? Where am I? DeMille, is that you?</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office:value-type="string" calcext:value-type="string">
            <text:p>YOU: Your are on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office:value-type="string" calcext:value-type="string">
            <text:p>ilDivo: Oh, yes, right. Now I remember.</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office:value-type="string" calcext:value-type="string">
            <text:p>YOU: Well, it's pretty lat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office:value-type="string" calcext:value-type="string">
            <text:p>YOU: My father would love you. Really love you.</text:p>
          </table:table-cell>
        </table:table-row>
        <table:table-row table:style-name="ro5">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office:value-type="string" calcext:value-type="string">
            <text:p>Kitchen-kitchen_loop-ccd6945e</text:p>
          </table:table-cell>
          <table:table-cell office:value-type="string" calcext:value-type="string">
            <text:p>action</text:p>
          </table:table-cell>
          <table:table-cell office:value-type="string" calcext:value-type="string">
            <text:p>action</text:p>
          </table:table-cell>
        </table:table-row>
        <table:table-row table:style-name="ro1">
          <table:table-cell office:value-type="string" calcext:value-type="string">
            <text:p>Endings-after_kitchen-cb6bf366</text:p>
          </table:table-cell>
          <table:table-cell office:value-type="string" calcext:value-type="string">
            <text:p>chill</text:p>
          </table:table-cell>
          <table:table-cell office:value-type="string" calcext:value-type="string">
            <text:p>chill</text:p>
          </table:table-cell>
        </table:table-row>
        <table:table-row table:style-name="ro1">
          <table:table-cell office:value-type="string" calcext:value-type="string">
            <text:p>DayStart-inizio_lounge-cb6bf366</text:p>
          </table:table-cell>
          <table:table-cell office:value-type="string" calcext:value-type="string">
            <text:p>chill</text:p>
          </table:table-cell>
          <table:table-cell office:value-type="string" calcext:value-type="string">
            <text:p>chill</text:p>
          </table:table-cell>
        </table:table-row>
        <table:table-row table:style-name="ro1">
          <table:table-cell office:value-type="string" calcext:value-type="string">
            <text:p>Audio-playBackgroundMusic-ef5a35cb</text:p>
          </table:table-cell>
          <table:table-cell office:value-type="string" calcext:value-type="string">
            <text:p>[[[ play {name} ]]]</text:p>
          </table:table-cell>
          <table:table-cell office:value-type="string" calcext:value-type="string">
            <text:p>[[[ play {name} ]]]</text:p>
          </table:table-cell>
        </table:table-row>
        <table:table-row table:style-name="ro2">
          <table:table-cell office:value-type="string" calcext:value-type="string">
            <text:p>Kitchen-setIngredientsSpeed-250c7cc8</text:p>
          </table:table-cell>
          <table:table-cell office:value-type="string" calcext:value-type="string">
            <text:p>[[[ set ingredients speed to {speed} {acceleration} {maxRounds} ]]]</text:p>
          </table:table-cell>
          <table:table-cell office:value-type="string" calcext:value-type="string">
            <text:p>[[[ set ingredients speed to {speed} {acceleration} {maxRounds} ]]]</text:p>
          </table:table-cell>
        </table:table-row>
        <table:table-row table:style-name="ro3">
          <table:table-cell office:value-type="string" calcext:value-type="string">
            <text:p>Endings-finale_uno-faab219f</text:p>
          </table:table-cell>
          <table:table-cell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office:value-type="string" calcext:value-type="string">
            <text:p>DayStart-inizio_lounge-ca995e9a</text:p>
          </table:table-cell>
          <table:table-cell office:value-type="string" calcext:value-type="string">
            <text:p>DOGRON: Spiace, circa. Addio Divo!</text:p>
          </table:table-cell>
          <table:table-cell office:value-type="string" calcext:value-type="string">
            <text:p>DOGRON: Sorry, kind of. Goodbye, Divo!</text:p>
          </table:table-cell>
        </table:table-row>
        <table:table-row table:style-name="ro1">
          <table:table-cell office:value-type="string" calcext:value-type="string">
            <text:p>Characters-nonAliveCharacters-8ee9c751</text:p>
          </table:table-cell>
          <table:table-cell office:value-type="string" calcext:value-type="string">
            <text:p>zero persone ci hanno lasciate</text:p>
          </table:table-cell>
          <table:table-cell office:value-type="string" calcext:value-type="string">
            <text:p>zero persons left us</text:p>
          </table:table-cell>
        </table:table-row>
        <table:table-row table:style-name="ro1">
          <table:table-cell office:value-type="string" calcext:value-type="string">
            <text:p>Characters-nonAliveCharacters-366abc0d</text:p>
          </table:table-cell>
          <table:table-cell office:value-type="string" calcext:value-type="string">
            <text:p>una persona ci ha lasciate</text:p>
          </table:table-cell>
          <table:table-cell office:value-type="string" calcext:value-type="string">
            <text:p>one person left us</text:p>
          </table:table-cell>
        </table:table-row>
        <table:table-row table:style-name="ro1">
          <table:table-cell office:value-type="string" calcext:value-type="string">
            <text:p>Characters-nonAliveCharacters-a5faba64</text:p>
          </table:table-cell>
          <table:table-cell office:value-type="string" calcext:value-type="string">
            <text:p>due persone ci hanno lasciate</text:p>
          </table:table-cell>
          <table:table-cell office:value-type="string" calcext:value-type="string">
            <text:p>two persons left us</text:p>
          </table:table-cell>
        </table:table-row>
        <table:table-row table:style-name="ro1">
          <table:table-cell office:value-type="string" calcext:value-type="string">
            <text:p>Characters-nonAliveCharacters-dbd715c9</text:p>
          </table:table-cell>
          <table:table-cell office:value-type="string" calcext:value-type="string">
            <text:p>tre persone ci hanno lasciate</text:p>
          </table:table-cell>
          <table:table-cell office:value-type="string" calcext:value-type="string">
            <text:p>three persons left us</text:p>
          </table:table-cell>
        </table:table-row>
        <table:table-row table:style-name="ro1">
          <table:table-cell office:value-type="string" calcext:value-type="string">
            <text:p>Characters-nonAliveCharacters-1d8fa01c</text:p>
          </table:table-cell>
          <table:table-cell office:value-type="string" calcext:value-type="string">
            <text:p>quattro persone ci hanno lasciate</text:p>
          </table:table-cell>
          <table:table-cell office:value-type="string" calcext:value-type="string">
            <text:p>four persons left us</text:p>
          </table:table-cell>
        </table:table-row>
        <table:table-row table:style-name="ro1">
          <table:table-cell office:value-type="string" calcext:value-type="string">
            <text:p>Characters-nonAliveCharacters-d0a580e5</text:p>
          </table:table-cell>
          <table:table-cell office:value-type="string" calcext:value-type="string">
            <text:p>cinque persone ci hanno lasciate</text:p>
          </table:table-cell>
          <table:table-cell office:value-type="string" calcext:value-type="string">
            <text:p>five persons left us</text:p>
          </table:table-cell>
        </table:table-row>
        <table:table-row table:style-name="ro2">
          <table:table-cell office:value-type="string" calcext:value-type="string">
            <text:p>01DayOne-day_one_lounge-a64fd401</text:p>
          </table:table-cell>
          <table:table-cell office:value-type="string" calcext:value-type="string">
            <text:p>UgoEMimi: Mimi, andiamocene! Credo di aver visto una tizia con un iPod, forse è un'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2DayTwo-day_two_lounge-f7fa6c4a</text:p>
          </table:table-cell>
          <table:table-cell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5">
          <table:table-cell office:value-type="string" calcext:value-type="string">
            <text:p>03DayThree-day_three_lounge-c912e6f1</text:p>
          </table:table-cell>
          <table:table-cell office:value-type="string" calcext:value-type="string">
            <text:p>DOGRON: Non sentite un po' la tristezza? Già {nonAliveCharacters()}, e a me non va di farvi andare via, nuuuuuuuuuuuu!</text:p>
          </table:table-cell>
          <table:table-cell office:value-type="string" calcext:value-type="string">
            <text:p>DOGRON: Don't you feel a little sad? {nonAliveCharacters()} already have left us, and I don't feel like making youuuuu leave too, no!</text:p>
          </table:table-cell>
        </table:table-row>
        <table:table-row table:style-name="ro1">
          <table:table-cell office:value-type="string" calcext:value-type="string">
            <text:p>04DayFour-day_four_lounge-e8d85937</text:p>
          </table:table-cell>
          <table:table-cell office:value-type="string" calcext:value-type="string">
            <text:p>@setCharacterVariant image:</text:p>
          </table:table-cell>
          <table:table-cell office:value-type="string" calcext:value-type="string">
            <text:p>@setCharacterVariant image:</text:p>
          </table:table-cell>
        </table:table-row>
        <table:table-row table:style-name="ro1">
          <table:table-cell office:value-type="string" calcext:value-type="string">
            <text:p>05DayFive-day_five_lounge-e8d85937</text:p>
          </table:table-cell>
          <table:table-cell office:value-type="string" calcext:value-type="string">
            <text:p>@setCharacterVariant image:</text:p>
          </table:table-cell>
          <table:table-cell office:value-type="string" calcext:value-type="string">
            <text:p>@setCharacterVariant image:</text:p>
          </table:table-cell>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8">
          <table:table-cell office:value-type="string" calcext:value-type="string">
            <text:p>Total Sources: </text:p>
          </table:table-cell>
          <table:table-cell table:formula="of:=COUNTA([$Translations.B$1:$Translations.B$1048576])-1" office:value-type="float" office:value="855" calcext:value-type="float">
            <text:p>855</text:p>
          </table:table-cell>
        </table:table-row>
        <table:table-row table:style-name="ro8">
          <table:table-cell office:value-type="string" calcext:value-type="string">
            <text:p>Translations present: </text:p>
          </table:table-cell>
          <table:table-cell table:formula="of:=COUNTA([$Translations.C$1:$Translations.C$1048576])-1" office:value-type="float" office:value="855" calcext:value-type="float">
            <text:p>855</text:p>
          </table:table-cell>
        </table:table-row>
        <table:table-row table:style-name="ro8">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office:forms form:automatic-focus="false" form:apply-design-mode="false"/>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5">00/00/0000</text:date>, <text:time style:data-style-name="N2" text:time-value="10:35:07.53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05T11:41:25.405000000</dc:date>
    <meta:editing-duration>PT22H54M50S</meta:editing-duration>
    <meta:editing-cycles>211</meta:editing-cycles>
    <meta:generator>LibreOffice/7.3.3.2$Windows_X86_64 LibreOffice_project/d1d0ea68f081ee2800a922cac8f79445e4603348</meta:generator>
    <dc:creator>Mattia Belletti</dc:creator>
    <meta:document-statistic meta:table-count="3" meta:cell-count="9420" meta:object-count="0"/>
  </office:meta>
</office:document-meta>
</file>